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Pinball</text:p>
      <text:p text:style-name="Author">Franciellen</text:p>
      <text:p text:style-name="Author">Maria Clara</text:p>
      <text:p text:style-name="Author">Sergio Pedro Rodrigues Oliveira</text:p>
      <text:p text:style-name="Date">30 maio 2023</text:p>
      <text:h text:style-name="Heading_20_1" text:outline-level="1"><text:bookmark-start text:name="objetivo"/>1 Objetivo<text:bookmark-end text:name="objetivo"/></text:h>
      <text:h text:style-name="Heading_20_1" text:outline-level="1"><text:bookmark-start text:name="lista-de-materiais"/>2 Lista de Materiais<text:bookmark-end text:name="lista-de-materiais"/></text:h>
      <text:h text:style-name="Heading_20_1" text:outline-level="1"><text:bookmark-start text:name="desenvolvimento"/>3 Desenvolvimento<text:bookmark-end text:name="desenvolvimento"/></text:h>
      <text:h text:style-name="Heading_20_1" text:outline-level="1"><text:bookmark-start text:name="conclusão"/>4 Conclusão<text:bookmark-end text:name="conclusão"/></text:h>
      <text:h text:style-name="Heading_20_1" text:outline-level="1"><text:bookmark-start text:name="apendice-a---programação"/>5 Apendice A - Programação<text:bookmark-end text:name="apendice-a---programação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Pinball</dc:title>
    <dc:description/>
    <dc:subject/>
    <meta:keyword/>
    <meta:initial-creator>Franciellen; Maria Clara; Sergio Pedro Rodrigues Oliveira</meta:initial-creator>
    <dc:creator>Franciellen; Maria Clara; Sergio Pedro Rodrigues Oliveira</dc:creator>
    <meta:creation-date>2023-05-30T09:00:59Z</meta:creation-date>
    <dc:date>2023-05-30T09:00:59Z</dc:date>
    <meta:user-defined meta:name="date" meta:value-type="string">30 maio 2023</meta:user-defined>
    <meta:user-defined meta:name="output" meta:value-type="string"/>
  </office:meta>
</office:document-meta>
</file>